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min-label-width="1.016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euille d’exercices - Partie 1</text:p>
      <text:h text:style-name="Heading_20_2" text:outline-level="2"><text:bookmark-start text:name="exercice-i.1"/>Exercice I.1)<text:bookmark-end text:name="exercice-i.1"/></text:h>
      <text:p text:style-name="First_20_paragraph">Objectif: - analyser des logs pour retrouver une information - être attentif au format des logs</text:p>
      <text:p text:style-name="Text_20_body">Sur le serveur ptych.net le titre d’une page web a été changé. On veut savoir qui des trois administrateurs Alice, Bob ou Jack a fait cette modification.</text:p>
      <text:list xml:id="list661944641" text:style-name="L1">
        <text:list-item>
          <text:p text:style-name="P3">connectez vous en ssh :</text:p>
          <text:list text:style-name="L2">
            <text:list-item>
              <text:p text:style-name="P4"><text:span text:style-name="Source_5f_Text">ssh -p 12222 enqueteur@ptych.net</text:span></text:p>
            </text:list-item>
            <text:list-item>
              <text:p text:style-name="P4">passwd: <text:span text:style-name="Source_5f_Text">enqueteur</text:span></text:p>
            </text:list-item>
          </text:list>
        </text:list-item>
        <text:list-item>
          <text:p text:style-name="P3">en utilisant cat et grep par exemple:</text:p>
          <text:list text:style-name="L3">
            <text:list-item>
              <text:p text:style-name="P5">Pour savoir qui s’est connecté consultez le fichier /var/log/auth.log</text:p>
            </text:list-item>
            <text:list-item>
              <text:p text:style-name="P5">Pour connaître le titre du site au fil du temps consultez le fichier /var/log/nginx/access.log</text:p>
            </text:list-item>
          </text:list>
        </text:list-item>
        <text:list-item>
          <text:p text:style-name="P3">utilisez <text:span text:style-name="Source_5f_Text">| grep MyWebSite</text:span> pour savoir quand le titre a été modifié</text:p>
        </text:list-item>
        <text:list-item>
          <text:p text:style-name="P3">utilisez <text:span text:style-name="Source_5f_Text">| grep</text:span> et l’heure pour savoir qui s’est connecté à cette heure ci</text:p>
        </text:list-item>
      </text:list>
      <text:h text:style-name="Heading_20_2" text:outline-level="2"><text:bookmark-start text:name="exercice-i.2"/>Exercice I.2)<text:bookmark-end text:name="exercice-i.2"/></text:h>
      <text:p text:style-name="First_20_paragraph">Calculons la quantité de log que produisent 12 instances d’une application pendant un mois. Chaque instance = Un serveur web, une application python + une base de données pour toutes les instances</text:p>
      <text:list xml:id="list492718087" text:style-name="L4">
        <text:list-item>
          <text:p text:style-name="P6">Chercher la taille d’un ligne de log ?</text:p>
        </text:list-item>
        <text:list-item>
          <text:p text:style-name="P6">Combien pèse un caractère ?</text:p>
        </text:list-item>
        <text:list-item>
          <text:p text:style-name="P6">Comment mesurer la quantité de ligne produite par une application ?</text:p>
          <text:list text:style-name="L5">
            <text:list-item>
              <text:p text:style-name="P7">on va retenir 200 lignes par minute en moyenne pour le serveur web</text:p>
            </text:list-item>
            <text:list-item>
              <text:p text:style-name="P7">120 pour l’application python</text:p>
            </text:list-item>
            <text:list-item>
              <text:p text:style-name="P7">60 pour la DB -&gt; c’est très variable</text:p>
            </text:list-item>
          </text:list>
        </text:list-item>
        <text:list-item>
          <text:p text:style-name="P6">Calcul</text:p>
        </text:list-item>
        <text:list-item>
          <text:p text:style-name="P6">Conclusions…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exercice-ii.1-syntaxe-api-et-json"/><text:soft-page-break/>Exercice II.1) syntaxe API et JSON<text:bookmark-end text:name="exercice-ii.1-syntaxe-api-et-json"/></text:h>
      <text:list xml:id="list1500995442" text:style-name="L6">
        <text:list-item>
          <text:p text:style-name="P8">Chercher un livre sur http://lalibrairie.com</text:p>
        </text:list-item>
        <text:list-item>
          <text:p text:style-name="P8">écrire un fichier JSON pour décrire le livre avec:</text:p>
          <text:list text:style-name="L7">
            <text:list-item>
              <text:p text:style-name="P9">le titre (title)</text:p>
            </text:list-item>
            <text:list-item>
              <text:p text:style-name="P9">l’auteur (author)</text:p>
            </text:list-item>
            <text:list-item>
              <text:p text:style-name="P9">le prix (price)</text:p>
            </text:list-item>
            <text:list-item>
              <text:p text:style-name="P9">la première phrase de la description à mettre entre guillemets (description)</text:p>
            </text:list-item>
            <text:list-item>
              <text:p text:style-name="P9">d’autres infos si vous voulez</text:p>
            </text:list-item>
          </text:list>
        </text:list-item>
        <text:list-item>
          <text:p text:style-name="P8">Choisissez un nom simple pour votre bibliothèque.</text:p>
        </text:list-item>
        <text:list-item>
          <text:p text:style-name="P8">Ajoutez ce livre à votre bibliothèque dans Kibana :</text:p>
        </text:list-item>
      </text:list>
      <text:p text:style-name="Preformatted_20_Text">PUT /&lt;votre_bibli&gt;/livre/1</text:p>
      <text:p text:style-name="Preformatted_20_Text">&lt;DATA&gt;</text:p>
      <text:h text:style-name="Heading_20_2" text:outline-level="2"><text:bookmark-start text:name="exercice-ii.2.1-gérer-les-documents-dans-elasticsearch."/>Exercice II.2.1) Gérer les documents dans Elasticsearch.<text:bookmark-end text:name="exercice-ii.2.1-gérer-les-documents-dans-elasticsearch."/></text:h>
      <text:p text:style-name="First_20_paragraph">Dans la vue <text:span text:style-name="T1">Devtools</text:span> et à l’aide de votre feuille de mémo de l’API : </text:p>
      <text:list xml:id="list3791574804" text:style-name="L8">
        <text:list-item>
          <text:p text:style-name="P10">mettre à jour le livre que vous avez ajouté en changeant le prix</text:p>
        </text:list-item>
        <text:list-item>
          <text:p text:style-name="P10">ajouter deux nouveaux livre avec la méthode POST</text:p>
        </text:list-item>
        <text:list-item>
          <text:p text:style-name="P10">lister tous les livres de l’index</text:p>
        </text:list-item>
        <text:list-item>
          <text:p text:style-name="P10">lister les index présents sur le cluster</text:p>
        </text:list-item>
        <text:list-item>
          <text:p text:style-name="P10">supprimer le livre numéro 2 (avec son _id)</text:p>
        </text:list-item>
      </text:list>
      <text:h text:style-name="Heading_20_2" text:outline-level="2"><text:bookmark-start text:name="exercice-ii.2.2"/>Exercice II.2.2)<text:bookmark-end text:name="exercice-ii.2.2"/></text:h>
      <text:list xml:id="list1478078992" text:style-name="L9">
        <text:list-item>
          <text:p text:style-name="P11">supprimer votre index</text:p>
        </text:list-item>
        <text:list-item>
          <text:p text:style-name="P11">Cherchez dans la documentation comment ajouter un mapping</text:p>
        </text:list-item>
        <text:list-item>
          <text:p text:style-name="P11">Décrivez en JSON les propriétés suivantes pour ce mapping en choisissant les types: title, description, author, price, ISBN/EAN, weight</text:p>
        </text:list-item>
        <text:list-item>
          <text:p text:style-name="P11">Ajoutez le mapping. Indication : il faut un nouvel index d’abord (mettez 1 shard et 0 replicas)</text:p>
        </text:list-item>
        <text:list-item>
          <text:p text:style-name="P11">Recréez vos deux livres avec POST sans renseigner l’ISBN</text:p>
        </text:list-item>
        <text:list-item>
          <text:p text:style-name="P11">ajoutez l’ISBN avec PUT problème</text:p>
        </text:list-item>
        <text:list-item>
          <text:p text:style-name="P11">ajoutez un champ de type <text:span text:style-name="T1">long</text:span> pour régler le problème</text:p>
        </text:list-item>
      </text:list>
      <text:h text:style-name="Heading_20_2" text:outline-level="2"><text:bookmark-start text:name="exercice-ii.3-utiliser-curl"/>Exercice II.3) Utiliser curl<text:bookmark-end text:name="exercice-ii.3-utiliser-curl"/></text:h>
      <text:list xml:id="list3686957069" text:style-name="L10">
        <text:list-item>
          <text:p text:style-name="P12">connectez vous à l’infra en ssh:</text:p>
        </text:list-item>
      </text:list>
      <text:p text:style-name="Preformatted_20_Text">ssh -p 12223 formation@ptych.net</text:p>
      <text:p text:style-name="First_20_paragraph">l’adresse de elasticsearch est 0.0.0.0:9200</text:p>
      <text:list xml:id="list871878930" text:style-name="L11">
        <text:list-item>
          <text:p text:style-name="P13">taper <text:span text:style-name="Source_5f_Text">curl --help</text:span>, cherchez le nom de l’option longue correspondant à <text:span text:style-name="Source_5f_Text">-d</text:span> (un petit grep ?)</text:p>
        </text:list-item>
        <text:list-item>
          <text:p text:style-name="P13">ajouter une suite à l’un de vos livre avec curl.</text:p>
        </text:list-item>
        <text:list-item>
          <text:p text:style-name="P13">ajoutez une entrée <text:span text:style-name="T1">genre</text:span> de type keyword dans votre mapping et mettez à jours vos livre pour ajouter leur genre</text:p>
        </text:list-item>
        <text:list-item>
          <text:p text:style-name="P13">utilisez curl pour télécharger une page de la documentation dans votre dossier personnel.</text:p>
        </text:list-item>
      </text:list>
      <text:h text:style-name="Heading_20_2" text:outline-level="2"><text:bookmark-start text:name="exercice-iii.1"/><text:soft-page-break/>Exercice III.1)<text:bookmark-end text:name="exercice-iii.1"/></text:h>
      <text:p text:style-name="First_20_paragraph">Avec la vue Devtools: 1. cherchez le nombre d’avion <text:span text:style-name="T1">ES-Air</text:span> (champ <text:span text:style-name="T1">Carrier</text:span>) en tout 1. cherchez le nombre d’avion ou New apparaît dans l’aéroport de destination (champ Destfull) 1. faire une recherche des avions où <text:span text:style-name="T1">New</text:span> apparaît dans le champ <text:span text:style-name="T1">Dest</text:span>. Que remarquez vou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euille d’exercices - Partie 1</dc:title>
    <dc:date>2018-11-15T07:10:00.094065888</dc:date>
    <meta:editing-duration>PT1M</meta:editing-duration>
    <meta:editing-cycles>1</meta:editing-cycles>
    <meta:document-statistic meta:table-count="0" meta:image-count="0" meta:object-count="0" meta:page-count="3" meta:paragraph-count="60" meta:word-count="571" meta:character-count="3252" meta:non-whitespace-character-count="2782"/>
    <meta:generator>LibreOffice/6.0.7.3.0$Linux_X86_64 LibreOffice_project/00m0$Build-3</meta:generator>
  </office:meta>
</office:document-meta>
</file>